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0659" officeooo:paragraph-rsid="001e0659"/>
    </style:style>
    <style:style style:name="P2" style:family="paragraph" style:parent-style-name="Standard">
      <style:text-properties officeooo:rsid="001e0659" officeooo:paragraph-rsid="001fb2d5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1e0659" officeooo:paragraph-rsid="001e0659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0659" officeooo:paragraph-rsid="001e065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b2d5" officeooo:paragraph-rsid="001fb2d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161d1" officeooo:paragraph-rsid="002161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40414" officeooo:paragraph-rsid="00240414" style:font-weight-asian="bold" style:font-weight-complex="bold"/>
    </style:style>
    <style:style style:name="P8" style:family="paragraph" style:parent-style-name="Standard">
      <style:text-properties officeooo:rsid="001fb2d5" officeooo:paragraph-rsid="001fb2d5"/>
    </style:style>
    <style:style style:name="P9" style:family="paragraph" style:parent-style-name="Standard">
      <style:text-properties officeooo:rsid="002161d1" officeooo:paragraph-rsid="002161d1"/>
    </style:style>
    <style:style style:name="P10" style:family="paragraph" style:parent-style-name="Standard">
      <style:text-properties officeooo:rsid="00240414" officeooo:paragraph-rsid="00240414"/>
    </style:style>
    <style:style style:name="P11" style:family="paragraph" style:parent-style-name="Standard">
      <style:text-properties officeooo:rsid="002161d1" officeooo:paragraph-rsid="002161d1"/>
    </style:style>
    <style:style style:name="P12" style:family="paragraph" style:parent-style-name="Standard">
      <style:text-properties officeooo:rsid="001e0659" officeooo:paragraph-rsid="0029159f"/>
    </style:style>
    <style:style style:name="P13" style:family="paragraph" style:parent-style-name="Standard">
      <style:text-properties officeooo:rsid="0029159f" officeooo:paragraph-rsid="0029159f"/>
    </style:style>
    <style:style style:name="P14" style:family="paragraph" style:parent-style-name="Standard">
      <style:text-properties officeooo:rsid="0029159f" officeooo:paragraph-rsid="002e6e4b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9159f" officeooo:paragraph-rsid="0029159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9159f" officeooo:paragraph-rsid="00299b8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e6e4b" officeooo:paragraph-rsid="002e6e4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097df" officeooo:paragraph-rsid="003097df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20223" officeooo:paragraph-rsid="00320223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3097df" officeooo:paragraph-rsid="003097df"/>
    </style:style>
    <style:style style:name="P21" style:family="paragraph" style:parent-style-name="Standard">
      <style:text-properties fo:color="#ff0000" style:text-underline-style="solid" style:text-underline-width="auto" style:text-underline-color="font-color" fo:font-weight="bold" officeooo:rsid="0029839a" officeooo:paragraph-rsid="0029839a" style:font-weight-asian="bold" style:font-weight-complex="bold"/>
    </style:style>
    <style:style style:name="P22" style:family="paragraph" style:parent-style-name="Standard">
      <style:text-properties style:font-name="Liberation Serif" fo:font-size="12pt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29159f" style:font-size-asian="12pt" style:font-size-complex="12pt"/>
    </style:style>
    <style:style style:name="P24" style:family="paragraph" style:parent-style-name="Standard">
      <style:text-properties officeooo:rsid="002daa95" officeooo:paragraph-rsid="0029159f"/>
    </style:style>
    <style:style style:name="P25" style:family="paragraph" style:parent-style-name="Standard">
      <style:text-properties officeooo:rsid="002e6e4b" officeooo:paragraph-rsid="002e6e4b"/>
    </style:style>
    <style:style style:name="P26" style:family="paragraph" style:parent-style-name="Standard">
      <style:text-properties officeooo:rsid="003097df" officeooo:paragraph-rsid="003097df"/>
    </style:style>
    <style:style style:name="P27" style:family="paragraph" style:parent-style-name="Standard">
      <style:text-properties officeooo:rsid="00320223" officeooo:paragraph-rsid="0032022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fb2d5"/>
    </style:style>
    <style:style style:name="T4" style:family="text">
      <style:text-properties officeooo:rsid="0029159f"/>
    </style:style>
    <style:style style:name="T5" style:family="text">
      <style:text-properties officeooo:rsid="0029839a"/>
    </style:style>
    <style:style style:name="T6" style:family="text">
      <style:text-properties officeooo:rsid="002d023b"/>
    </style:style>
    <style:style style:name="T7" style:family="text">
      <style:text-properties officeooo:rsid="002e6e4b"/>
    </style:style>
    <style:style style:name="T8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&gt; <text:s/>enable <text:s text:c="2"/>→ <text:span text:style-name="T2">passer en mode privilege</text:span></text:p>
      <text:p text:style-name="P1"/>
      <text:p text:style-name="P3">Changer de nom</text:p>
      <text:p text:style-name="P1"/>
      <text:p text:style-name="P1">Switch# config terminal </text:p>
      <text:p text:style-name="P1">Switch(config)# hostname SW6</text:p>
      <text:p text:style-name="P1">SW6# </text:p>
      <text:p text:style-name="P1"/>
      <text:p text:style-name="P1"/>
      <text:p text:style-name="P4">Configurer les mots de passe </text:p>
      <text:p text:style-name="P1"/>
      <text:p text:style-name="P1"/>
      <text:p text:style-name="P1">SW6# config terminal </text:p>
      <text:p text:style-name="P1">SW6(config)# line console 0</text:p>
      <text:p text:style-name="P1">SW6(config-line)# password cisco</text:p>
      <text:p text:style-name="P1">SW6(config-line)# login</text:p>
      <text:p text:style-name="P1">SW6(config-line)# exit</text:p>
      <text:p text:style-name="P1">SW6(config)# line vty 0 4</text:p>
      <text:p text:style-name="P2">SW6(config-line)<text:span text:style-name="T3">#password cisco</text:span></text:p>
      <text:p text:style-name="P2">SW6(config-line)# login</text:p>
      <text:p text:style-name="P2">SW6(config-line)# <text:span text:style-name="T3">enable secret class</text:span></text:p>
      <text:p text:style-name="P2"/>
      <text:p text:style-name="P2"/>
      <text:p text:style-name="P5">Configurer la bannière</text:p>
      <text:p text:style-name="P2"/>
      <text:p text:style-name="P2">SW6# config terminal </text:p>
      <text:p text:style-name="P2">SW6(config)# <text:span text:style-name="T3">banner motd “access restreint”</text:span></text:p>
      <text:p text:style-name="P2">SW6(config)# <text:span text:style-name="T3">no ip domain-lookup</text:span></text:p>
      <text:p text:style-name="P2"/>
      <text:p text:style-name="P2"/>
      <text:p text:style-name="P5">Changer l’heure et date</text:p>
      <text:p text:style-name="P8"/>
      <text:p text:style-name="P8">S1# clock set 15:00:00 31 Jan 2035</text:p>
      <text:p text:style-name="P8"/>
      <text:p text:style-name="P6">Test des changements</text:p>
      <text:p text:style-name="P9"/>
      <text:p text:style-name="P9">show ip interface brief</text:p>
      <text:p text:style-name="P6"/>
      <text:p text:style-name="P6">Enregistrer sur NVRAM</text:p>
      <text:p text:style-name="P9"/>
      <text:p text:style-name="P9">SW6# copy running-config startup-config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nfigurez l'interface GigabitEthernet 0/0 sur R1.</text:p>
      <text:p text:style-name="P9"/>
      <text:p text:style-name="P10">R1(config)# interface gigabitethernet 0/0</text:p>
      <text:p text:style-name="P10">R1(config-if)# ip address 192.168.10.1 255.255.255.0</text:p>
      <text:p text:style-name="P10">R1(config-if)# no shutdown</text:p>
      <text:p text:style-name="P10">%LINK-5-CHANGED: Interface GigabitEthernet0/0, changed state to up</text:p>
      <text:p text:style-name="P10">%LINEPROTO-5-UPDOWN: Line protocol on Interface GigabitEthernet0/0, changed</text:p>
      <text:p text:style-name="P10">state to up</text:p>
      <text:p text:style-name="P10"/>
      <text:p text:style-name="P10">R1(config-if)# description LAN connection to S1</text:p>
      <text:p text:style-name="P9"/>
      <text:p text:style-name="P10">R1(config-if)# end</text:p>
      <text:p text:style-name="P10">%SYS-5-CONFIG_I: Configured from console by console</text:p>
      <text:p text:style-name="P10">R1# ping 192.168.10.10</text:p>
      <text:p text:style-name="P10">Type escape sequence to abort.</text:p>
      <text:p text:style-name="P10">Sending 5, 100-byte ICMP Echos to 192.168.10.10, timeout is 2 seconds:</text:p>
      <text:p text:style-name="P10">.!!!!</text:p>
      <text:p text:style-name="P10">Success rate is 80 percent (4/5), round-trip min/avg/max = 0/2/8 ms</text:p>
      <text:p text:style-name="P9"/>
      <text:p text:style-name="P21">Configurer l'adressage IPv6 sur le routeur</text:p>
      <text:p text:style-name="P9"/>
      <text:p text:style-name="P15"><text:span text:style-name="T5">ETAPE 1 : </text:span>Autorisez le routeur à transférer des paquets IPv6 :</text:p>
      <text:p text:style-name="P13"/>
      <text:p text:style-name="P12"><text:span text:style-name="T4">R1</text:span># config terminal </text:p>
      <text:p text:style-name="P13">R1(config)# ipv6 unicast-routing</text:p>
      <text:p text:style-name="P13"/>
      <text:p text:style-name="P16"><text:span text:style-name="T5">ETAPE 2 : Configurez l'adressage IPv6 sur GigabitEthernet0/0 :</text:span></text:p>
      <text:p text:style-name="P13"/>
      <text:p text:style-name="P23"><text:span text:style-name="T4">R1&gt; enable </text:span></text:p>
      <text:p text:style-name="P22">R1# configure terminal </text:p>
      <text:p text:style-name="P22">R1(config)# ipv6 unicast-routing </text:p>
      <text:p text:style-name="P22">R1(config)# interface gigabitEthernet 0/0 </text:p>
      <text:p text:style-name="P22">R1(config-if)# ipv6 address 2001 :DB8 :1 :1 ::1/64 </text:p>
      <text:p text:style-name="P22">R1(config-if)# ipv6 address FE80::1 link-local </text:p>
      <text:p text:style-name="P22">R1(config-if)# no shutdown </text:p>
      <text:p text:style-name="P22">R1(config-if)# exit </text:p>
      <text:p text:style-name="P22">R1(config)# </text:p>
      <text:p text:style-name="P22">→<text:span text:style-name="T6"> </text:span>Même chose pour les autres interfaces </text:p>
      <text:p text:style-name="P24"/>
      <text:p text:style-name="P24"/>
      <text:p text:style-name="P15">...</text:p>
      <text:p text:style-name="P13"/>
      <text:p text:style-name="P17">Utilisez ipconfig pour vérifier l'adressage IPv4.</text:p>
      <text:p text:style-name="P25"/>
      <text:p text:style-name="P25">→ ipconfig /all</text:p>
      <text:p text:style-name="P13"/>
      <text:p text:style-name="P17">Utilisez ipv6config pour vérifier l'adressage IPv6.</text:p>
      <text:p text:style-name="P13"/>
      <text:p text:style-name="P14">→<text:span text:style-name="T7"> ipv6config /all</text:span></text:p>
      <text:p text:style-name="P13"/>
      <text:p text:style-name="P13"/>
      <text:p text:style-name="P13"/>
      <text:p text:style-name="P13"><text:soft-page-break/></text:p>
      <text:p text:style-name="P18">Utilisez la commande tracert pour connaître le chemin IPv4 :</text:p>
      <text:p text:style-name="P26"/>
      <text:p text:style-name="P26">À partir de PC1, tracez la route vers PC2.</text:p>
      <text:p text:style-name="P20"><text:span text:style-name="T8"><text:tab/></text:span>PC&gt; tracert 10.10.1.20</text:p>
      <text:p text:style-name="P26"/>
      <text:p text:style-name="P26"/>
      <text:p text:style-name="P19">Utilisez la commande tracert pour connaître le chemin IPv6 :</text:p>
      <text:p text:style-name="P26"/>
      <text:p text:style-name="P27">À partir de PC1, tracez la route vers l'adresse IPv6 de PC2.</text:p>
      <text:p text:style-name="P27"><text:tab/><text:span text:style-name="T1">PC&gt; tracert 2001:DB8:1:4::A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13:08.523835006</meta:creation-date>
    <dc:date>2017-11-22T15:26:27.624786731</dc:date>
    <meta:editing-duration>PT2H18M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306" meta:character-count="2226" meta:non-whitespace-character-count="1965"/>
  </office:meta>
</office:document-meta>
</file>